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1.1278in" style:rel-column-width="1624*"/>
    </style:style>
    <style:style style:name="Table1.B" style:family="table-column">
      <style:table-column-properties style:column-width="2.0222in" style:rel-column-width="2912*"/>
    </style:style>
    <style:style style:name="Table1.C" style:family="table-column">
      <style:table-column-properties style:column-width="1.2889in" style:rel-column-width="1856*"/>
    </style:style>
    <style:style style:name="Table1.D" style:family="table-column">
      <style:table-column-properties style:column-width="1.8611in" style:rel-column-width="26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in" table:align="margins" style:writing-mode="lr-tb"/>
    </style:style>
    <style:style style:name="Table2.A" style:family="table-column">
      <style:table-column-properties style:column-width="1.1278in" style:rel-column-width="1624*"/>
    </style:style>
    <style:style style:name="Table2.B" style:family="table-column">
      <style:table-column-properties style:column-width="2.0222in" style:rel-column-width="2912*"/>
    </style:style>
    <style:style style:name="Table2.C" style:family="table-column">
      <style:table-column-properties style:column-width="1.2889in" style:rel-column-width="1856*"/>
    </style:style>
    <style:style style:name="Table2.D" style:family="table-column">
      <style:table-column-properties style:column-width="1.8611in" style:rel-column-width="26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in" table:align="margins" style:writing-mode="lr-tb"/>
    </style:style>
    <style:style style:name="Table3.A" style:family="table-column">
      <style:table-column-properties style:column-width="1.1278in" style:rel-column-width="1624*"/>
    </style:style>
    <style:style style:name="Table3.B" style:family="table-column">
      <style:table-column-properties style:column-width="2.0222in" style:rel-column-width="2912*"/>
    </style:style>
    <style:style style:name="Table3.C" style:family="table-column">
      <style:table-column-properties style:column-width="1.2889in" style:rel-column-width="1856*"/>
    </style:style>
    <style:style style:name="Table3.D" style:family="table-column">
      <style:table-column-properties style:column-width="1.8611in" style:rel-column-width="268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1.1278in" style:rel-column-width="1624*"/>
    </style:style>
    <style:style style:name="Table4.B" style:family="table-column">
      <style:table-column-properties style:column-width="2.0222in" style:rel-column-width="2912*"/>
    </style:style>
    <style:style style:name="Table4.C" style:family="table-column">
      <style:table-column-properties style:column-width="1.2889in" style:rel-column-width="1856*"/>
    </style:style>
    <style:style style:name="Table4.D" style:family="table-column">
      <style:table-column-properties style:column-width="1.8611in" style:rel-column-width="268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rsid="0043e485" officeooo:paragraph-rsid="0043e485" style:font-size-asian="17.5pt" style:font-size-complex="20pt"/>
    </style:style>
    <style:style style:name="P4" style:family="paragraph" style:parent-style-name="Standard">
      <style:text-properties style:font-name="Arial" fo:font-size="16pt" officeooo:rsid="0043e485" officeooo:paragraph-rsid="0043e485" style:font-size-asian="17.5pt" style:font-size-complex="20pt"/>
    </style:style>
    <style:style style:name="P5" style:family="paragraph" style:parent-style-name="Standard">
      <style:text-properties style:font-name="Arial" fo:font-size="12pt" officeooo:rsid="0043e485" officeooo:paragraph-rsid="0043e485" style:font-size-asian="17.5pt" style:font-size-complex="20pt"/>
    </style:style>
    <style:style style:name="P6" style:family="paragraph" style:parent-style-name="Standard" style:master-page-name="Standard">
      <style:paragraph-properties style:page-number="auto"/>
      <style:text-properties fo:font-size="20pt" style:font-size-asian="20pt" style:font-size-complex="20pt"/>
    </style:style>
    <style:style style:name="P7" style:family="paragraph" style:parent-style-name="Standard">
      <style:text-properties style:font-name="Arial" fo:font-size="10pt" officeooo:rsid="00477f54" officeooo:paragraph-rsid="00477f54" style:font-size-asian="17.5pt" style:font-size-complex="20pt"/>
    </style:style>
    <style:style style:name="P8" style:family="paragraph" style:parent-style-name="Standard">
      <style:text-properties style:font-name="Arial" fo:font-size="10pt" officeooo:rsid="0049e61c" officeooo:paragraph-rsid="0049e61c" style:font-size-asian="17.5pt" style:font-size-complex="20pt"/>
    </style:style>
    <style:style style:name="P9" style:family="paragraph" style:parent-style-name="Standard">
      <style:text-properties style:font-name="Arial" fo:font-size="10pt" officeooo:rsid="0049e61c" officeooo:paragraph-rsid="005ff057" style:font-size-asian="17.5pt" style:font-size-complex="20pt"/>
    </style:style>
    <style:style style:name="P10" style:family="paragraph" style:parent-style-name="Standard">
      <style:text-properties style:font-name="Arial" fo:font-size="10pt" officeooo:rsid="0049e61c" officeooo:paragraph-rsid="00788d62" style:font-size-asian="17.5pt" style:font-size-complex="20pt"/>
    </style:style>
    <style:style style:name="P11" style:family="paragraph" style:parent-style-name="Standard">
      <style:text-properties officeooo:paragraph-rsid="00788d62"/>
    </style:style>
    <style:style style:name="P12" style:family="paragraph" style:parent-style-name="Standard">
      <style:text-properties officeooo:paragraph-rsid="0085650c"/>
    </style:style>
    <style:style style:name="P13" style:family="paragraph" style:parent-style-name="Table_20_Contents">
      <style:text-properties style:font-name="Arial" fo:font-size="10pt" style:font-size-asian="17.5pt" style:font-size-complex="20pt"/>
    </style:style>
    <style:style style:name="P14" style:family="paragraph" style:parent-style-name="Table_20_Contents">
      <style:text-properties style:font-name="Arial" fo:font-size="10pt" officeooo:rsid="004b7bcc" officeooo:paragraph-rsid="004b7bcc" style:font-size-asian="17.5pt" style:font-size-complex="20pt"/>
    </style:style>
    <style:style style:name="P15" style:family="paragraph" style:parent-style-name="Table_20_Contents">
      <style:text-properties style:font-name="Arial" fo:font-size="10pt" officeooo:rsid="004b7bcc" officeooo:paragraph-rsid="005ff057" style:font-size-asian="17.5pt" style:font-size-complex="20pt"/>
    </style:style>
    <style:style style:name="P16" style:family="paragraph" style:parent-style-name="Table_20_Contents">
      <style:text-properties style:font-name="Arial" fo:font-size="10pt" officeooo:rsid="004b7bcc" officeooo:paragraph-rsid="00788d62" style:font-size-asian="17.5pt" style:font-size-complex="20pt"/>
    </style:style>
    <style:style style:name="P17" style:family="paragraph" style:parent-style-name="Table_20_Contents">
      <style:text-properties style:font-name="Arial" fo:font-size="10pt" officeooo:rsid="004b7bcc" officeooo:paragraph-rsid="0085650c" style:font-size-asian="17.5pt" style:font-size-complex="20pt"/>
    </style:style>
    <style:style style:name="P18" style:family="paragraph" style:parent-style-name="Table_20_Contents">
      <style:text-properties style:font-name="Arial" fo:font-size="10pt" officeooo:rsid="004cf922" officeooo:paragraph-rsid="004cf922" style:font-size-asian="17.5pt" style:font-size-complex="20pt"/>
    </style:style>
    <style:style style:name="P19" style:family="paragraph" style:parent-style-name="Table_20_Contents">
      <style:text-properties style:font-name="Arial" fo:font-size="10pt" officeooo:rsid="004cf922" officeooo:paragraph-rsid="005ff057" style:font-size-asian="17.5pt" style:font-size-complex="20pt"/>
    </style:style>
    <style:style style:name="P20" style:family="paragraph" style:parent-style-name="Table_20_Contents">
      <style:text-properties style:font-name="Arial" fo:font-size="10pt" officeooo:rsid="004cf922" officeooo:paragraph-rsid="00788d62" style:font-size-asian="17.5pt" style:font-size-complex="20pt"/>
    </style:style>
    <style:style style:name="P21" style:family="paragraph" style:parent-style-name="Table_20_Contents">
      <style:text-properties style:font-name="Arial" fo:font-size="10pt" officeooo:rsid="004cf922" officeooo:paragraph-rsid="0085650c" style:font-size-asian="17.5pt" style:font-size-complex="20pt"/>
    </style:style>
    <style:style style:name="P22" style:family="paragraph" style:parent-style-name="Table_20_Contents">
      <style:text-properties style:font-name="Arial" fo:font-size="10pt" officeooo:rsid="004e299b" officeooo:paragraph-rsid="004e299b" style:font-size-asian="17.5pt" style:font-size-complex="20pt"/>
    </style:style>
    <style:style style:name="P23" style:family="paragraph" style:parent-style-name="Table_20_Contents">
      <style:text-properties style:font-name="Arial" fo:font-size="10pt" officeooo:rsid="004e299b" officeooo:paragraph-rsid="005ff057" style:font-size-asian="17.5pt" style:font-size-complex="20pt"/>
    </style:style>
    <style:style style:name="P24" style:family="paragraph" style:parent-style-name="Table_20_Contents">
      <style:text-properties style:font-name="Arial" fo:font-size="10pt" officeooo:rsid="004e299b" officeooo:paragraph-rsid="00788d62" style:font-size-asian="17.5pt" style:font-size-complex="20pt"/>
    </style:style>
    <style:style style:name="P25" style:family="paragraph" style:parent-style-name="Table_20_Contents">
      <style:text-properties style:font-name="Arial" fo:font-size="10pt" officeooo:rsid="004e299b" officeooo:paragraph-rsid="0085650c" style:font-size-asian="17.5pt" style:font-size-complex="20pt"/>
    </style:style>
    <style:style style:name="P26" style:family="paragraph" style:parent-style-name="Table_20_Contents">
      <style:text-properties style:font-name="Arial" fo:font-size="10pt" officeooo:rsid="00522a95" officeooo:paragraph-rsid="00522a95" style:font-size-asian="17.5pt" style:font-size-complex="20pt"/>
    </style:style>
    <style:style style:name="P27" style:family="paragraph" style:parent-style-name="Table_20_Contents">
      <style:text-properties style:font-name="Arial" fo:font-size="10pt" officeooo:rsid="00522a95" officeooo:paragraph-rsid="005ff057" style:font-size-asian="17.5pt" style:font-size-complex="20pt"/>
    </style:style>
    <style:style style:name="P28" style:family="paragraph" style:parent-style-name="Table_20_Contents">
      <style:text-properties style:font-name="Arial" fo:font-size="10pt" officeooo:rsid="00522a95" officeooo:paragraph-rsid="00788d62" style:font-size-asian="17.5pt" style:font-size-complex="20pt"/>
    </style:style>
    <style:style style:name="P29" style:family="paragraph" style:parent-style-name="Table_20_Contents">
      <style:text-properties style:font-name="Arial" fo:font-size="10pt" officeooo:rsid="00522a95" officeooo:paragraph-rsid="0085650c" style:font-size-asian="17.5pt" style:font-size-complex="20pt"/>
    </style:style>
    <style:style style:name="P30" style:family="paragraph" style:parent-style-name="Table_20_Contents">
      <style:text-properties style:font-name="Arial" fo:font-size="10pt" officeooo:rsid="0052fbbd" officeooo:paragraph-rsid="0052fbbd" style:font-size-asian="17.5pt" style:font-size-complex="20pt"/>
    </style:style>
    <style:style style:name="P31" style:family="paragraph" style:parent-style-name="Table_20_Contents">
      <style:text-properties style:font-name="Arial" fo:font-size="10pt" officeooo:rsid="0052fbbd" officeooo:paragraph-rsid="005ff057" style:font-size-asian="17.5pt" style:font-size-complex="20pt"/>
    </style:style>
    <style:style style:name="P32" style:family="paragraph" style:parent-style-name="Table_20_Contents">
      <style:text-properties style:font-name="Arial" fo:font-size="10pt" officeooo:rsid="0052fbbd" officeooo:paragraph-rsid="00788d62" style:font-size-asian="17.5pt" style:font-size-complex="20pt"/>
    </style:style>
    <style:style style:name="P33" style:family="paragraph" style:parent-style-name="Table_20_Contents">
      <style:text-properties style:font-name="Arial" fo:font-size="10pt" officeooo:rsid="0052fbbd" officeooo:paragraph-rsid="0085650c" style:font-size-asian="17.5pt" style:font-size-complex="20pt"/>
    </style:style>
    <style:style style:name="P34" style:family="paragraph" style:parent-style-name="Table_20_Contents">
      <style:text-properties style:font-name="Arial" fo:font-size="10pt" officeooo:rsid="0053aa85" officeooo:paragraph-rsid="0053aa85" style:font-size-asian="17.5pt" style:font-size-complex="20pt"/>
    </style:style>
    <style:style style:name="P35" style:family="paragraph" style:parent-style-name="Table_20_Contents">
      <style:text-properties style:font-name="Arial" fo:font-size="10pt" officeooo:rsid="0053aa85" officeooo:paragraph-rsid="005ff057" style:font-size-asian="17.5pt" style:font-size-complex="20pt"/>
    </style:style>
    <style:style style:name="P36" style:family="paragraph" style:parent-style-name="Table_20_Contents">
      <style:text-properties style:font-name="Arial" fo:font-size="10pt" officeooo:rsid="0053aa85" officeooo:paragraph-rsid="00788d62" style:font-size-asian="17.5pt" style:font-size-complex="20pt"/>
    </style:style>
    <style:style style:name="P37" style:family="paragraph" style:parent-style-name="Table_20_Contents">
      <style:text-properties style:font-name="Arial" fo:font-size="10pt" officeooo:rsid="0053aa85" officeooo:paragraph-rsid="0085650c" style:font-size-asian="17.5pt" style:font-size-complex="20pt"/>
    </style:style>
    <style:style style:name="P38" style:family="paragraph" style:parent-style-name="Table_20_Contents">
      <style:text-properties style:font-name="Arial" fo:font-size="10pt" officeooo:rsid="005b00f6" officeooo:paragraph-rsid="005b00f6" style:font-size-asian="17.5pt" style:font-size-complex="20pt"/>
    </style:style>
    <style:style style:name="P39" style:family="paragraph" style:parent-style-name="Table_20_Contents">
      <style:text-properties style:font-name="Arial" fo:font-size="10pt" officeooo:rsid="005b00f6" officeooo:paragraph-rsid="005ff057" style:font-size-asian="17.5pt" style:font-size-complex="20pt"/>
    </style:style>
    <style:style style:name="P40" style:family="paragraph" style:parent-style-name="Table_20_Contents">
      <style:text-properties style:font-name="Arial" fo:font-size="10pt" officeooo:rsid="005b00f6" officeooo:paragraph-rsid="00788d62" style:font-size-asian="17.5pt" style:font-size-complex="20pt"/>
    </style:style>
    <style:style style:name="P41" style:family="paragraph" style:parent-style-name="Table_20_Contents">
      <style:text-properties style:font-name="Arial" fo:font-size="10pt" officeooo:rsid="005b00f6" officeooo:paragraph-rsid="0085650c" style:font-size-asian="17.5pt" style:font-size-complex="20pt"/>
    </style:style>
    <style:style style:name="P42" style:family="paragraph" style:parent-style-name="Table_20_Contents">
      <style:text-properties style:font-name="Arial" fo:font-size="10pt" officeooo:rsid="005e517a" officeooo:paragraph-rsid="005e517a" style:font-size-asian="17.5pt" style:font-size-complex="20pt"/>
    </style:style>
    <style:style style:name="P43" style:family="paragraph" style:parent-style-name="Table_20_Contents">
      <style:text-properties style:font-name="Arial" fo:font-size="10pt" officeooo:rsid="005e517a" officeooo:paragraph-rsid="005ff057" style:font-size-asian="17.5pt" style:font-size-complex="20pt"/>
    </style:style>
    <style:style style:name="P44" style:family="paragraph" style:parent-style-name="Table_20_Contents">
      <style:text-properties style:font-name="Arial" fo:font-size="10pt" officeooo:rsid="005e517a" officeooo:paragraph-rsid="00788d62" style:font-size-asian="17.5pt" style:font-size-complex="20pt"/>
    </style:style>
    <style:style style:name="P45" style:family="paragraph" style:parent-style-name="Table_20_Contents">
      <style:text-properties style:font-name="Arial" fo:font-size="10pt" officeooo:rsid="005e517a" officeooo:paragraph-rsid="0085650c" style:font-size-asian="17.5pt" style:font-size-complex="20pt"/>
    </style:style>
    <style:style style:name="P46" style:family="paragraph" style:parent-style-name="Table_20_Contents">
      <style:text-properties style:font-name="Arial" fo:font-size="10pt" officeooo:paragraph-rsid="005ff057" style:font-size-asian="17.5pt" style:font-size-complex="20pt"/>
    </style:style>
    <style:style style:name="P47" style:family="paragraph" style:parent-style-name="Table_20_Contents">
      <style:text-properties style:font-name="Arial" fo:font-size="10pt" officeooo:rsid="0060587c" officeooo:paragraph-rsid="0060587c" style:font-size-asian="17.5pt" style:font-size-complex="20pt"/>
    </style:style>
    <style:style style:name="P48" style:family="paragraph" style:parent-style-name="Table_20_Contents">
      <style:text-properties style:font-name="Arial" fo:font-size="10pt" officeooo:rsid="00647c74" officeooo:paragraph-rsid="00647c74" style:font-size-asian="17.5pt" style:font-size-complex="20pt"/>
    </style:style>
    <style:style style:name="P49" style:family="paragraph" style:parent-style-name="Table_20_Contents">
      <style:text-properties style:font-name="Arial" fo:font-size="10pt" officeooo:rsid="0066c215" officeooo:paragraph-rsid="0066c215" style:font-size-asian="17.5pt" style:font-size-complex="20pt"/>
    </style:style>
    <style:style style:name="P50" style:family="paragraph" style:parent-style-name="Table_20_Contents">
      <style:text-properties style:font-name="Arial" fo:font-size="10pt" officeooo:rsid="0068bde2" officeooo:paragraph-rsid="0068bde2" style:font-size-asian="17.5pt" style:font-size-complex="20pt"/>
    </style:style>
    <style:style style:name="P51" style:family="paragraph" style:parent-style-name="Table_20_Contents">
      <style:text-properties style:font-name="Arial" fo:font-size="10pt" officeooo:rsid="006c8be0" officeooo:paragraph-rsid="006c8be0" style:font-size-asian="17.5pt" style:font-size-complex="20pt"/>
    </style:style>
    <style:style style:name="P52" style:family="paragraph" style:parent-style-name="Table_20_Contents">
      <style:text-properties style:font-name="Arial" fo:font-size="10pt" officeooo:rsid="006df80d" officeooo:paragraph-rsid="006df80d" style:font-size-asian="17.5pt" style:font-size-complex="20pt"/>
    </style:style>
    <style:style style:name="P53" style:family="paragraph" style:parent-style-name="Table_20_Contents">
      <style:text-properties style:font-name="Arial" fo:font-size="10pt" officeooo:rsid="006e995d" officeooo:paragraph-rsid="006e995d" style:font-size-asian="17.5pt" style:font-size-complex="20pt"/>
    </style:style>
    <style:style style:name="P54" style:family="paragraph" style:parent-style-name="Table_20_Contents">
      <style:text-properties style:font-name="Arial" fo:font-size="10pt" officeooo:rsid="00709464" officeooo:paragraph-rsid="00709464" style:font-size-asian="17.5pt" style:font-size-complex="20pt"/>
    </style:style>
    <style:style style:name="P55" style:family="paragraph" style:parent-style-name="Table_20_Contents">
      <style:text-properties style:font-name="Arial" fo:font-size="10pt" officeooo:rsid="007293ff" officeooo:paragraph-rsid="007293ff" style:font-size-asian="17.5pt" style:font-size-complex="20pt"/>
    </style:style>
    <style:style style:name="P56" style:family="paragraph" style:parent-style-name="Table_20_Contents">
      <style:text-properties style:font-name="Arial" fo:font-size="10pt" officeooo:rsid="007293ff" officeooo:paragraph-rsid="00788d62" style:font-size-asian="17.5pt" style:font-size-complex="20pt"/>
    </style:style>
    <style:style style:name="P57" style:family="paragraph" style:parent-style-name="Table_20_Contents">
      <style:text-properties style:font-name="Arial" fo:font-size="10pt" officeooo:rsid="00733543" officeooo:paragraph-rsid="00733543" style:font-size-asian="17.5pt" style:font-size-complex="20pt"/>
    </style:style>
    <style:style style:name="P58" style:family="paragraph" style:parent-style-name="Table_20_Contents">
      <style:text-properties style:font-name="Arial" fo:font-size="10pt" officeooo:rsid="0076fc32" officeooo:paragraph-rsid="0076fc32" style:font-size-asian="17.5pt" style:font-size-complex="20pt"/>
    </style:style>
    <style:style style:name="P59" style:family="paragraph" style:parent-style-name="Table_20_Contents">
      <style:text-properties style:font-name="Arial" fo:font-size="10pt" officeooo:paragraph-rsid="00788d62" style:font-size-asian="17.5pt" style:font-size-complex="20pt"/>
    </style:style>
    <style:style style:name="P60" style:family="paragraph" style:parent-style-name="Table_20_Contents">
      <style:text-properties style:font-name="Arial" fo:font-size="10pt" officeooo:rsid="007b15a4" officeooo:paragraph-rsid="007b15a4" style:font-size-asian="17.5pt" style:font-size-complex="20pt"/>
    </style:style>
    <style:style style:name="P61" style:family="paragraph" style:parent-style-name="Table_20_Contents">
      <style:text-properties style:font-name="Arial" fo:font-size="10pt" officeooo:rsid="007e66d2" officeooo:paragraph-rsid="007e66d2" style:font-size-asian="17.5pt" style:font-size-complex="20pt"/>
    </style:style>
    <style:style style:name="P62" style:family="paragraph" style:parent-style-name="Table_20_Contents">
      <style:text-properties style:font-name="Arial" fo:font-size="10pt" officeooo:rsid="00812a21" officeooo:paragraph-rsid="00812a21" style:font-size-asian="17.5pt" style:font-size-complex="20pt"/>
    </style:style>
    <style:style style:name="P63" style:family="paragraph" style:parent-style-name="Table_20_Contents">
      <style:text-properties style:font-name="Arial" fo:font-size="10pt" officeooo:rsid="0081cf59" officeooo:paragraph-rsid="0081cf59" style:font-size-asian="17.5pt" style:font-size-complex="20pt"/>
    </style:style>
    <style:style style:name="P64" style:family="paragraph" style:parent-style-name="Table_20_Contents">
      <style:text-properties style:font-name="Arial" fo:font-size="10pt" officeooo:rsid="008456fb" officeooo:paragraph-rsid="008456fb" style:font-size-asian="17.5pt" style:font-size-complex="20pt"/>
    </style:style>
    <style:style style:name="P65" style:family="paragraph" style:parent-style-name="Table_20_Contents">
      <style:text-properties style:font-name="Arial" fo:font-size="10pt" officeooo:rsid="0084eebb" officeooo:paragraph-rsid="0084eebb" style:font-size-asian="17.5pt" style:font-size-complex="20pt"/>
    </style:style>
    <style:style style:name="P66" style:family="paragraph" style:parent-style-name="Table_20_Contents">
      <style:text-properties style:font-name="Arial" fo:font-size="10pt" officeooo:paragraph-rsid="0085650c" style:font-size-asian="17.5pt" style:font-size-complex="20pt"/>
    </style:style>
    <style:style style:name="P67" style:family="paragraph" style:parent-style-name="Table_20_Contents">
      <style:text-properties style:font-name="Arial" fo:font-size="10pt" officeooo:rsid="0085f2e9" officeooo:paragraph-rsid="0085f2e9" style:font-size-asian="17.5pt" style:font-size-complex="20pt"/>
    </style:style>
    <style:style style:name="P68" style:family="paragraph" style:parent-style-name="Table_20_Contents">
      <style:text-properties style:font-name="Arial" fo:font-size="10pt" officeooo:rsid="00874ec0" officeooo:paragraph-rsid="00874ec0" style:font-size-asian="17.5pt" style:font-size-complex="20pt"/>
    </style:style>
    <style:style style:name="P69" style:family="paragraph" style:parent-style-name="Table_20_Contents">
      <style:text-properties style:font-name="Arial" fo:font-size="10pt" officeooo:rsid="008b4497" officeooo:paragraph-rsid="008b4497" style:font-size-asian="17.5pt" style:font-size-complex="20pt"/>
    </style:style>
    <style:style style:name="P70" style:family="paragraph" style:parent-style-name="Table_20_Contents">
      <style:text-properties style:font-name="Arial" fo:font-size="10pt" officeooo:rsid="008bf34f" officeooo:paragraph-rsid="008bf34f" style:font-size-asian="17.5pt" style:font-size-complex="20pt"/>
    </style:style>
    <style:style style:name="P71" style:family="paragraph" style:parent-style-name="Table_20_Contents">
      <style:text-properties style:font-name="Arial" fo:font-size="10pt" officeooo:rsid="008d5534" officeooo:paragraph-rsid="008d5534" style:font-size-asian="17.5pt" style:font-size-complex="20pt"/>
    </style:style>
    <style:style style:name="T1" style:family="text">
      <style:text-properties officeooo:rsid="004e299b"/>
    </style:style>
    <style:style style:name="T2" style:family="text">
      <style:text-properties officeooo:rsid="004f5e1d"/>
    </style:style>
    <style:style style:name="T3" style:family="text">
      <style:text-properties officeooo:rsid="0050bdb7"/>
    </style:style>
    <style:style style:name="T4" style:family="text">
      <style:text-properties officeooo:rsid="00522a95"/>
    </style:style>
    <style:style style:name="T5" style:family="text">
      <style:text-properties officeooo:rsid="0052fbbd"/>
    </style:style>
    <style:style style:name="T6" style:family="text">
      <style:text-properties officeooo:rsid="0053aa85"/>
    </style:style>
    <style:style style:name="T7" style:family="text">
      <style:text-properties officeooo:rsid="0056fda1"/>
    </style:style>
    <style:style style:name="T8" style:family="text">
      <style:text-properties officeooo:rsid="00582b7e"/>
    </style:style>
    <style:style style:name="T9" style:family="text">
      <style:text-properties officeooo:rsid="005b6fea"/>
    </style:style>
    <style:style style:name="T10" style:family="text">
      <style:text-properties officeooo:rsid="005c97e2"/>
    </style:style>
    <style:style style:name="T11" style:family="text">
      <style:text-properties officeooo:rsid="005cda55"/>
    </style:style>
    <style:style style:name="T12" style:family="text">
      <style:text-properties officeooo:rsid="006169a3"/>
    </style:style>
    <style:style style:name="T13" style:family="text">
      <style:text-properties officeooo:rsid="006449f9"/>
    </style:style>
    <style:style style:name="T14" style:family="text">
      <style:text-properties officeooo:rsid="006e995d"/>
    </style:style>
    <style:style style:name="T15" style:family="text">
      <style:text-properties officeooo:rsid="00709464"/>
    </style:style>
    <style:style style:name="T16" style:family="text">
      <style:text-properties officeooo:rsid="00796fff"/>
    </style:style>
    <style:style style:name="T17" style:family="text">
      <style:text-properties officeooo:rsid="007ae4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litik Wirtschaft</text:p>
      <text:p text:style-name="Standard"/>
      <text:p text:style-name="P2">11.01.2022</text:p>
      <text:p text:style-name="P2"/>
      <text:p text:style-name="P2">Grenada</text:p>
      <text:p text:style-name="P2">3ec ~ 1 Euro</text:p>
      <text:p text:style-name="P2">Kaufkraft von 3 ec &lt; 1 Euro in DE</text:p>
      <text:p text:style-name="P2">Leute sehr offen</text:p>
      <text:p text:style-name="P2"/>
      <text:p text:style-name="P2">HA:</text:p>
      <text:p text:style-name="P2">Kassenzettel sammeln</text:p>
      <text:p text:style-name="P2"/>
      <text:p text:style-name="P2"/>
      <text:p text:style-name="P2">Podcast Themen:</text:p>
      <text:p text:style-name="P2">Weltreise, Jeans &amp; Kleidung</text:p>
      <text:p text:style-name="P2">Fairtrade Label &amp; Ökosiegel</text:p>
      <text:p text:style-name="P2">Kaffe</text:p>
      <text:p text:style-name="P2">Sozialstaat Deutschland: Sicherheit &amp; Gerechtigkeit</text:p>
      <text:p text:style-name="P2">Tierversuche</text:p>
      <text:p text:style-name="P2">Demokratie Leben; Politische Partizipation</text:p>
      <text:p text:style-name="P1"/>
      <text:p text:style-name="P1"/>
      <text:p text:style-name="P4">2022-03-01</text:p>
      <text:p text:style-name="P5">Welche Aufgabe gibst du dir selbst in Bezug auf die Politik oder die Wirtschaft Kubas?</text:p>
      <text:p text:style-name="P3"/>
      <text:p text:style-name="P7">Inwiefern gelten in Kuba noch „Altmodische“ Gender-Rollen?</text:p>
      <text:p text:style-name="P7"/>
      <text:p text:style-name="P7"/>
      <text:p text:style-name="P8">2022-03-29</text:p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Line1910983164176">
          <table:table-cell table:style-name="Table1.A1" office:value-type="string">
            <text:p text:style-name="P14">Kriterium</text:p>
          </table:table-cell>
          <table:table-cell table:style-name="Table1.A1" office:value-type="string">
            <text:p text:style-name="P14">Indikatoren</text:p>
          </table:table-cell>
          <table:table-cell table:style-name="Table1.A1" office:value-type="string">
            <text:p text:style-name="P14">Bewertung</text:p>
            <text:p text:style-name="P14">(+++)/(++)/(+)/(0)/(-)</text:p>
          </table:table-cell>
          <table:table-cell table:style-name="Table1.D1" office:value-type="string">
            <text:p text:style-name="P18">Bemerkungen:</text:p>
            <text:p text:style-name="P47">Jill, Doro <text:span text:style-name="T12">&amp; </text:span><text:span text:style-name="T13">Annelie</text:span></text:p>
            <text:p text:style-name="P47">„<text:span text:style-name="T14">Highway to hell“</text:span></text:p>
            <text:p text:style-name="P53">Textilproduktion</text:p>
          </table:table-cell>
        </table:table-row>
        <table:table-row table:style-name="TableLine1910983164176">
          <table:table-cell table:style-name="Table1.A2" office:value-type="string">
            <text:p text:style-name="P30">Form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8"/>
          </table:table-cell>
        </table:table-row>
        <table:table-row table:style-name="TableLine1910983164176">
          <table:table-cell table:style-name="Table1.A8" office:value-type="string">
            <text:p text:style-name="P22">Technik</text:p>
          </table:table-cell>
          <table:table-cell table:style-name="Table1.B8" office:value-type="string">
            <text:p text:style-name="P13">-<text:span text:style-name="T1">Akustik in Ordnung (Alles Verständlich)?</text:span></text:p>
            <text:p text:style-name="P13">-<text:span text:style-name="T2">Saubere Schnitte zwischen den Tonspuren?</text:span></text:p>
            <text:p text:style-name="P13">-<text:span text:style-name="T3">Angemessene Beitragslänge</text:span></text:p>
          </table:table-cell>
          <table:table-cell table:style-name="Table1.C8" office:value-type="string">
            <text:p text:style-name="P48">+/++</text:p>
          </table:table-cell>
          <table:table-cell table:style-name="Table1.D8" office:value-type="string">
            <text:p text:style-name="P51">Viel Rauschen, Pegel zu hoch aber trotzdem vollkommen verständlich</text:p>
          </table:table-cell>
        </table:table-row>
        <table:table-row table:style-name="TableLine1910983164176">
          <table:table-cell table:style-name="Table1.A8" office:value-type="string">
            <text:p text:style-name="P26">Verständlichkeit</text:p>
          </table:table-cell>
          <table:table-cell table:style-name="Table1.B8" office:value-type="string">
            <text:p text:style-name="P13">-<text:span text:style-name="T4">Einfache Sätze</text:span></text:p>
            <text:p text:style-name="P13">-<text:span text:style-name="T4">Sprachlich angemessen</text:span></text:p>
            <text:p text:style-name="P13">-<text:span text:style-name="T4">An die Hörer:innen gedacht?</text:span></text:p>
          </table:table-cell>
          <table:table-cell table:style-name="Table1.C8" office:value-type="string">
            <text:p text:style-name="P48">++</text:p>
          </table:table-cell>
          <table:table-cell table:style-name="Table1.D8" office:value-type="string">
            <text:p text:style-name="P13"/>
          </table:table-cell>
        </table:table-row>
        <table:table-row table:style-name="TableLine1910983164176">
          <table:table-cell table:style-name="Table1.A2" office:value-type="string">
            <text:p text:style-name="P30">Inhalt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 table:style-name="TableLine1910983164176">
          <table:table-cell table:style-name="Table1.A8" office:value-type="string">
            <text:p text:style-name="P30">Fachliche Richtigkeit</text:p>
          </table:table-cell>
          <table:table-cell table:style-name="Table1.B8" office:value-type="string">
            <text:p text:style-name="P13">-<text:span text:style-name="T5">Korrekte Fachsprache</text:span></text:p>
            <text:p text:style-name="P13">-<text:span text:style-name="T5">Ausreichende Erklärungen</text:span></text:p>
            <text:p text:style-name="P13">-<text:span text:style-name="T5">Mindenstens 2 Quellenangaben</text:span></text:p>
          </table:table-cell>
          <table:table-cell table:style-name="Table1.C8" office:value-type="string">
            <text:p text:style-name="P49">++</text:p>
          </table:table-cell>
          <table:table-cell table:style-name="Table1.D8" office:value-type="string">
            <text:p text:style-name="P13"/>
          </table:table-cell>
        </table:table-row>
        <table:table-row table:style-name="TableLine1910983164176">
          <table:table-cell table:style-name="Table1.A8" office:value-type="string">
            <text:p text:style-name="P34">Plausibilität</text:p>
          </table:table-cell>
          <table:table-cell table:style-name="Table1.B8" office:value-type="string">
            <text:p text:style-name="P13">-<text:span text:style-name="T6">Sinnvolle Schwerpunktsetzung?</text:span></text:p>
            <text:p text:style-name="P13">-<text:span text:style-name="T7">Roter Faden vorhanden?</text:span></text:p>
            <text:p text:style-name="P13">-<text:span text:style-name="T8">Nachvollziehbare Argumentation?</text:span></text:p>
          </table:table-cell>
          <table:table-cell table:style-name="Table1.C8" office:value-type="string">
            <text:p text:style-name="P50">+++</text:p>
          </table:table-cell>
          <table:table-cell table:style-name="Table1.D8" office:value-type="string">
            <text:p text:style-name="P13"/>
          </table:table-cell>
        </table:table-row>
        <table:table-row table:style-name="TableLine1910983164176">
          <table:table-cell table:style-name="Table1.A8" office:value-type="string">
            <text:p text:style-name="P38">Volständigkeit</text:p>
          </table:table-cell>
          <table:table-cell table:style-name="Table1.B8" office:value-type="string">
            <text:p text:style-name="P13">-<text:span text:style-name="T9">Was Fehlt Inhaltlich?</text:span></text:p>
            <text:p text:style-name="P13">-<text:span text:style-name="T10">Aufgaben erfühlt?</text:span></text:p>
            <text:p text:style-name="P13">-<text:span text:style-name="T11">Fragen und Antworten zum Beitrag</text:span></text:p>
          </table:table-cell>
          <table:table-cell table:style-name="Table1.C8" office:value-type="string">
            <text:p text:style-name="P50">++</text:p>
          </table:table-cell>
          <table:table-cell table:style-name="Table1.D8" office:value-type="string">
            <text:p text:style-name="P13"/>
          </table:table-cell>
        </table:table-row>
        <table:table-row table:style-name="TableLine1910983164176">
          <table:table-cell table:style-name="Table1.A2" office:value-type="string">
            <text:p text:style-name="P42">Bewertung Insgesamt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2">++</text:p>
          </table:table-cell>
          <table:table-cell table:style-name="Table1.D2" office:value-type="string">
            <text:p text:style-name="P13"/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910983184576">
          <table:table-cell table:style-name="Table2.A1" office:value-type="string">
            <text:p text:style-name="P15">Kriterium</text:p>
          </table:table-cell>
          <table:table-cell table:style-name="Table2.A1" office:value-type="string">
            <text:p text:style-name="P15">Indikatoren</text:p>
          </table:table-cell>
          <table:table-cell table:style-name="Table2.A1" office:value-type="string">
            <text:p text:style-name="P15">Bewertung</text:p>
            <text:p text:style-name="P15">(+++)/(++)/(+)/(0)/(-)</text:p>
          </table:table-cell>
          <table:table-cell table:style-name="Table2.D1" office:value-type="string">
            <text:p text:style-name="P19">Bemerkungen</text:p>
            <text:p text:style-name="P54">Caspar &amp; Caro</text:p>
            <text:p text:style-name="P19">„<text:span text:style-name="T15">Cargo under Sail“</text:span></text:p>
            <text:p text:style-name="P55">Globaler Handel</text:p>
          </table:table-cell>
        </table:table-row>
        <table:table-row table:style-name="TableLine1910983184576">
          <table:table-cell table:style-name="Table2.A2" office:value-type="string">
            <text:p text:style-name="P31">Form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D2" office:value-type="string">
            <text:p text:style-name="P19"/>
          </table:table-cell>
        </table:table-row>
        <table:table-row table:style-name="TableLine1910983184576">
          <table:table-cell table:style-name="Table2.A8" office:value-type="string">
            <text:p text:style-name="P23">Technik</text:p>
          </table:table-cell>
          <table:table-cell table:style-name="Table2.B8" office:value-type="string">
            <text:p text:style-name="P46">-<text:span text:style-name="T1">Akustik in Ordnung (Alles Verständlich)?</text:span></text:p>
            <text:p text:style-name="P46">-<text:span text:style-name="T2">Saubere Schnitte zwischen den Tonspuren?</text:span></text:p>
            <text:p text:style-name="P46">-<text:span text:style-name="T3">Angemessene Beitragslänge</text:span></text:p>
          </table:table-cell>
          <table:table-cell table:style-name="Table2.C8" office:value-type="string">
            <text:p text:style-name="P55">+</text:p>
          </table:table-cell>
          <table:table-cell table:style-name="Table2.D8" office:value-type="string">
            <text:p text:style-name="P46"/>
          </table:table-cell>
        </table:table-row>
        <table:table-row table:style-name="TableLine1910983184576">
          <table:table-cell table:style-name="Table2.A8" office:value-type="string">
            <text:p text:style-name="P27">Verständlichkeit</text:p>
          </table:table-cell>
          <table:table-cell table:style-name="Table2.B8" office:value-type="string">
            <text:p text:style-name="P46">-<text:span text:style-name="T4">Einfache Sätze</text:span></text:p>
            <text:p text:style-name="P46">-<text:span text:style-name="T4">Sprachlich angemessen</text:span></text:p>
            <text:p text:style-name="P46">-<text:span text:style-name="T4">An die Hörer:innen gedacht?</text:span></text:p>
          </table:table-cell>
          <table:table-cell table:style-name="Table2.C8" office:value-type="string">
            <text:p text:style-name="P55">++</text:p>
          </table:table-cell>
          <table:table-cell table:style-name="Table2.D8" office:value-type="string">
            <text:p text:style-name="P46"/>
          </table:table-cell>
        </table:table-row>
        <table:table-row table:style-name="TableLine1910983184576">
          <table:table-cell table:style-name="Table2.A2" office:value-type="string">
            <text:p text:style-name="P31">Inhalt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D2" office:value-type="string">
            <text:p text:style-name="P46"/>
          </table:table-cell>
        </table:table-row>
        <table:table-row table:style-name="TableLine1910983184576">
          <table:table-cell table:style-name="Table2.A8" office:value-type="string">
            <text:p text:style-name="P31">Fachliche Richtigkeit</text:p>
          </table:table-cell>
          <table:table-cell table:style-name="Table2.B8" office:value-type="string">
            <text:p text:style-name="P46">-<text:span text:style-name="T5">Korrekte Fachsprache</text:span></text:p>
            <text:p text:style-name="P46">-<text:span text:style-name="T5">Ausreichende Erklärungen</text:span></text:p>
            <text:p text:style-name="P46">-<text:span text:style-name="T5">Mindenstens 2 Quellenangaben</text:span></text:p>
          </table:table-cell>
          <table:table-cell table:style-name="Table2.C8" office:value-type="string">
            <text:p text:style-name="P57">++</text:p>
          </table:table-cell>
          <table:table-cell table:style-name="Table2.D8" office:value-type="string">
            <text:p text:style-name="P46"/>
          </table:table-cell>
        </table:table-row>
        <table:table-row table:style-name="TableLine1910983184576">
          <table:table-cell table:style-name="Table2.A8" office:value-type="string">
            <text:p text:style-name="P35">Plausibilität</text:p>
          </table:table-cell>
          <table:table-cell table:style-name="Table2.B8" office:value-type="string">
            <text:p text:style-name="P46">-<text:span text:style-name="T6">Sinnvolle Schwerpunktsetzung?</text:span></text:p>
            <text:p text:style-name="P46">-<text:span text:style-name="T7">Roter Faden vorhanden?</text:span></text:p>
            <text:p text:style-name="P46">-<text:span text:style-name="T8">Nachvollziehbare Argumentation?</text:span></text:p>
          </table:table-cell>
          <table:table-cell table:style-name="Table2.C8" office:value-type="string">
            <text:p text:style-name="P55">++</text:p>
          </table:table-cell>
          <table:table-cell table:style-name="Table2.D8" office:value-type="string">
            <text:p text:style-name="P46"/>
          </table:table-cell>
        </table:table-row>
        <table:table-row table:style-name="TableLine1910983184576">
          <table:table-cell table:style-name="Table2.A8" office:value-type="string">
            <text:p text:style-name="P39">Volständigkeit</text:p>
          </table:table-cell>
          <table:table-cell table:style-name="Table2.B8" office:value-type="string">
            <text:p text:style-name="P46">-<text:span text:style-name="T9">Was Fehlt Inhaltlich?</text:span></text:p>
            <text:p text:style-name="P46">-<text:span text:style-name="T10">Aufgaben erfühlt?</text:span></text:p>
            <text:p text:style-name="P46">-<text:span text:style-name="T11">Fragen und Antworten zum Beitrag</text:span></text:p>
          </table:table-cell>
          <table:table-cell table:style-name="Table2.C8" office:value-type="string">
            <text:p text:style-name="P58">++</text:p>
          </table:table-cell>
          <table:table-cell table:style-name="Table2.D8" office:value-type="string">
            <text:p text:style-name="P46"/>
          </table:table-cell>
        </table:table-row>
        <table:table-row table:style-name="TableLine1910983184576">
          <table:table-cell table:style-name="Table2.A2" office:value-type="string">
            <text:p text:style-name="P43">Bewertung Insgesamt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++</text:p>
          </table:table-cell>
          <table:table-cell table:style-name="Table2.D2" office:value-type="string">
            <text:p text:style-name="P46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910983178864">
          <table:table-cell table:style-name="Table3.A1" office:value-type="string">
            <text:p text:style-name="P16">Kriterium</text:p>
          </table:table-cell>
          <table:table-cell table:style-name="Table3.A1" office:value-type="string">
            <text:p text:style-name="P16">Indikatoren</text:p>
          </table:table-cell>
          <table:table-cell table:style-name="Table3.A1" office:value-type="string">
            <text:p text:style-name="P16">Bewertung</text:p>
            <text:p text:style-name="P16">(+++)/(++)/(+)/(0)/(-)</text:p>
          </table:table-cell>
          <table:table-cell table:style-name="Table3.D1" office:value-type="string">
            <text:p text:style-name="P20">Bemerkungen</text:p>
            <text:p text:style-name="P61">Linus H &amp; Clara</text:p>
            <text:p text:style-name="P61">„Ökosiegel“</text:p>
          </table:table-cell>
        </table:table-row>
        <table:table-row table:style-name="TableLine1910983178864">
          <table:table-cell table:style-name="Table3.A2" office:value-type="string">
            <text:p text:style-name="P32">Form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20"/>
          </table:table-cell>
        </table:table-row>
        <table:table-row table:style-name="TableLine1910983178864">
          <table:table-cell table:style-name="Table3.A8" office:value-type="string">
            <text:p text:style-name="P24">Technik</text:p>
          </table:table-cell>
          <table:table-cell table:style-name="Table3.B8" office:value-type="string">
            <text:p text:style-name="P59">-<text:span text:style-name="T1">Akustik in Ordnung (Alles Verständlich)?</text:span></text:p>
            <text:p text:style-name="P59">-<text:span text:style-name="T2">Saubere Schnitte zwischen den Tonspuren?</text:span></text:p>
            <text:p text:style-name="P59">-<text:span text:style-name="T3">Angemessene Beitragslänge</text:span></text:p>
          </table:table-cell>
          <table:table-cell table:style-name="Table3.C8" office:value-type="string">
            <text:p text:style-name="P62">++</text:p>
          </table:table-cell>
          <table:table-cell table:style-name="Table3.D8" office:value-type="string">
            <text:p text:style-name="P59"/>
          </table:table-cell>
        </table:table-row>
        <table:table-row table:style-name="TableLine1910983178864">
          <table:table-cell table:style-name="Table3.A8" office:value-type="string">
            <text:p text:style-name="P28">Verständlichkeit</text:p>
          </table:table-cell>
          <table:table-cell table:style-name="Table3.B8" office:value-type="string">
            <text:p text:style-name="P59">-<text:span text:style-name="T4">Einfache Sätze</text:span></text:p>
            <text:p text:style-name="P59">-<text:span text:style-name="T4">Sprachlich angemessen</text:span></text:p>
            <text:p text:style-name="P59">-<text:span text:style-name="T4">An die Hörer:innen gedacht?</text:span></text:p>
          </table:table-cell>
          <table:table-cell table:style-name="Table3.C8" office:value-type="string">
            <text:p text:style-name="P62">+/++</text:p>
          </table:table-cell>
          <table:table-cell table:style-name="Table3.D8" office:value-type="string">
            <text:p text:style-name="P59"/>
          </table:table-cell>
        </table:table-row>
        <table:table-row table:style-name="TableLine1910983178864">
          <table:table-cell table:style-name="Table3.A2" office:value-type="string">
            <text:p text:style-name="P32">Inhalt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59"/>
          </table:table-cell>
        </table:table-row>
        <table:table-row table:style-name="TableLine1910983178864">
          <table:table-cell table:style-name="Table3.A8" office:value-type="string">
            <text:p text:style-name="P32">Fachliche Richtigkeit</text:p>
          </table:table-cell>
          <table:table-cell table:style-name="Table3.B8" office:value-type="string">
            <text:p text:style-name="P59">-<text:span text:style-name="T5">Korrekte Fachsprache</text:span></text:p>
            <text:p text:style-name="P59">-<text:span text:style-name="T5">Ausreichende Erklärungen</text:span></text:p>
            <text:p text:style-name="P59">-<text:span text:style-name="T5">Mindenstens 2 Quellenangaben</text:span></text:p>
          </table:table-cell>
          <table:table-cell table:style-name="Table3.C8" office:value-type="string">
            <text:p text:style-name="P63">++</text:p>
          </table:table-cell>
          <table:table-cell table:style-name="Table3.D8" office:value-type="string">
            <text:p text:style-name="P59"/>
          </table:table-cell>
        </table:table-row>
        <table:table-row table:style-name="TableLine1910983178864">
          <table:table-cell table:style-name="Table3.A8" office:value-type="string">
            <text:p text:style-name="P36">Plausibilität</text:p>
          </table:table-cell>
          <table:table-cell table:style-name="Table3.B8" office:value-type="string">
            <text:p text:style-name="P59">-<text:span text:style-name="T6">Sinnvolle Schwerpunktsetzung?</text:span></text:p>
            <text:p text:style-name="P59">-<text:span text:style-name="T7">Roter Faden vorhanden?</text:span></text:p>
            <text:p text:style-name="P59">-<text:span text:style-name="T8">Nachvollziehbare Argumentation?</text:span></text:p>
          </table:table-cell>
          <table:table-cell table:style-name="Table3.C8" office:value-type="string">
            <text:p text:style-name="P63">+++</text:p>
          </table:table-cell>
          <table:table-cell table:style-name="Table3.D8" office:value-type="string">
            <text:p text:style-name="P59"/>
          </table:table-cell>
        </table:table-row>
        <table:table-row table:style-name="TableLine1910983178864">
          <table:table-cell table:style-name="Table3.A8" office:value-type="string">
            <text:p text:style-name="P40">Volständigkeit</text:p>
          </table:table-cell>
          <table:table-cell table:style-name="Table3.B8" office:value-type="string">
            <text:p text:style-name="P59">-<text:span text:style-name="T9">Was Fehlt Inhaltlich?</text:span></text:p>
            <text:p text:style-name="P59">-<text:span text:style-name="T10">Aufgaben erfühlt?</text:span></text:p>
            <text:p text:style-name="P59">-<text:span text:style-name="T11">Fragen und Antworten zum Beitrag</text:span></text:p>
          </table:table-cell>
          <table:table-cell table:style-name="Table3.C8" office:value-type="string">
            <text:p text:style-name="P64">++</text:p>
          </table:table-cell>
          <table:table-cell table:style-name="Table3.D8" office:value-type="string">
            <text:p text:style-name="P59"/>
          </table:table-cell>
        </table:table-row>
        <table:table-row table:style-name="TableLine1910983178864">
          <table:table-cell table:style-name="Table3.A2" office:value-type="string">
            <text:p text:style-name="P44">Bewertung Insgesamt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65">++</text:p>
          </table:table-cell>
          <table:table-cell table:style-name="Table3.D2" office:value-type="string">
            <text:p text:style-name="P5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910983204160">
          <table:table-cell table:style-name="Table4.A1" office:value-type="string">
            <text:p text:style-name="P17">Kriterium</text:p>
          </table:table-cell>
          <table:table-cell table:style-name="Table4.A1" office:value-type="string">
            <text:p text:style-name="P17">Indikatoren</text:p>
          </table:table-cell>
          <table:table-cell table:style-name="Table4.A1" office:value-type="string">
            <text:p text:style-name="P17">Bewertung</text:p>
            <text:p text:style-name="P17">(+++)/(++)/(+)/(0)/(-)</text:p>
          </table:table-cell>
          <table:table-cell table:style-name="Table4.D1" office:value-type="string">
            <text:p text:style-name="P21">Bemerkungen</text:p>
            <text:p text:style-name="P67">Tjede &amp; Tina</text:p>
            <text:p text:style-name="P67">„Late-Night Talk“</text:p>
            <text:p text:style-name="P67">Sozialstaat Deutschland</text:p>
          </table:table-cell>
        </table:table-row>
        <table:table-row table:style-name="TableLine1910983204160">
          <table:table-cell table:style-name="Table4.A2" office:value-type="string">
            <text:p text:style-name="P33">Form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21"/>
          </table:table-cell>
        </table:table-row>
        <table:table-row table:style-name="TableLine1910983204160">
          <table:table-cell table:style-name="Table4.A8" office:value-type="string">
            <text:p text:style-name="P25">Technik</text:p>
          </table:table-cell>
          <table:table-cell table:style-name="Table4.B8" office:value-type="string">
            <text:p text:style-name="P66">-<text:span text:style-name="T1">Akustik in Ordnung (Alles Verständlich)?</text:span></text:p>
            <text:p text:style-name="P66">-<text:span text:style-name="T2">Saubere Schnitte zwischen den Tonspuren?</text:span></text:p>
            <text:p text:style-name="P66">-<text:span text:style-name="T3">Angemessene Beitragslänge</text:span></text:p>
          </table:table-cell>
          <table:table-cell table:style-name="Table4.C8" office:value-type="string">
            <text:p text:style-name="P68">++</text:p>
          </table:table-cell>
          <table:table-cell table:style-name="Table4.D8" office:value-type="string">
            <text:p text:style-name="P66"/>
          </table:table-cell>
        </table:table-row>
        <table:table-row table:style-name="TableLine1910983204160">
          <table:table-cell table:style-name="Table4.A8" office:value-type="string">
            <text:p text:style-name="P29">Verständlichkeit</text:p>
          </table:table-cell>
          <table:table-cell table:style-name="Table4.B8" office:value-type="string">
            <text:p text:style-name="P66">-<text:span text:style-name="T4">Einfache Sätze</text:span></text:p>
            <text:p text:style-name="P66">-<text:span text:style-name="T4">Sprachlich angemessen</text:span></text:p>
            <text:p text:style-name="P66">-<text:span text:style-name="T4">An die Hörer:innen gedacht?</text:span></text:p>
          </table:table-cell>
          <table:table-cell table:style-name="Table4.C8" office:value-type="string">
            <text:p text:style-name="P68">++</text:p>
          </table:table-cell>
          <table:table-cell table:style-name="Table4.D8" office:value-type="string">
            <text:p text:style-name="P66"/>
          </table:table-cell>
        </table:table-row>
        <table:table-row table:style-name="TableLine1910983204160">
          <table:table-cell table:style-name="Table4.A2" office:value-type="string">
            <text:p text:style-name="P33">Inhalt</text:p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/>
          </table:table-cell>
        </table:table-row>
        <table:table-row table:style-name="TableLine1910983204160">
          <table:table-cell table:style-name="Table4.A8" office:value-type="string">
            <text:p text:style-name="P33">Fachliche Richtigkeit</text:p>
          </table:table-cell>
          <table:table-cell table:style-name="Table4.B8" office:value-type="string">
            <text:p text:style-name="P66">-<text:span text:style-name="T5">Korrekte Fachsprache</text:span></text:p>
            <text:p text:style-name="P66">-<text:span text:style-name="T5">Ausreichende Erklärungen</text:span></text:p>
            <text:p text:style-name="P66">-<text:span text:style-name="T5">Mindenstens 2 Quellenangaben</text:span></text:p>
          </table:table-cell>
          <table:table-cell table:style-name="Table4.C8" office:value-type="string">
            <text:p text:style-name="P69">++</text:p>
          </table:table-cell>
          <table:table-cell table:style-name="Table4.D8" office:value-type="string">
            <text:p text:style-name="P66"/>
          </table:table-cell>
        </table:table-row>
        <table:table-row table:style-name="TableLine1910983204160">
          <table:table-cell table:style-name="Table4.A8" office:value-type="string">
            <text:p text:style-name="P37">Plausibilität</text:p>
          </table:table-cell>
          <table:table-cell table:style-name="Table4.B8" office:value-type="string">
            <text:p text:style-name="P66">-<text:span text:style-name="T6">Sinnvolle Schwerpunktsetzung?</text:span></text:p>
            <text:p text:style-name="P66">-<text:span text:style-name="T7">Roter Faden vorhanden?</text:span></text:p>
            <text:p text:style-name="P66">-<text:span text:style-name="T8">Nachvollziehbare Argumentation?</text:span></text:p>
          </table:table-cell>
          <table:table-cell table:style-name="Table4.C8" office:value-type="string">
            <text:p text:style-name="P70">+++</text:p>
          </table:table-cell>
          <table:table-cell table:style-name="Table4.D8" office:value-type="string">
            <text:p text:style-name="P66"/>
          </table:table-cell>
        </table:table-row>
        <table:table-row table:style-name="TableLine1910983204160">
          <table:table-cell table:style-name="Table4.A8" office:value-type="string">
            <text:p text:style-name="P41">Volständigkeit</text:p>
          </table:table-cell>
          <table:table-cell table:style-name="Table4.B8" office:value-type="string">
            <text:p text:style-name="P66">-<text:span text:style-name="T9">Was Fehlt Inhaltlich?</text:span></text:p>
            <text:p text:style-name="P66">-<text:span text:style-name="T10">Aufgaben erfühlt?</text:span></text:p>
            <text:p text:style-name="P66">-<text:span text:style-name="T11">Fragen und Antworten zum Beitrag</text:span></text:p>
          </table:table-cell>
          <table:table-cell table:style-name="Table4.C8" office:value-type="string">
            <text:p text:style-name="P70">+++</text:p>
          </table:table-cell>
          <table:table-cell table:style-name="Table4.D8" office:value-type="string">
            <text:p text:style-name="P66"/>
          </table:table-cell>
        </table:table-row>
        <table:table-row table:style-name="TableLine1910983204160">
          <table:table-cell table:style-name="Table4.A2" office:value-type="string">
            <text:p text:style-name="P45">Bewertung Insgesamt</text:p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71">++/+++</text:p>
          </table:table-cell>
          <table:table-cell table:style-name="Table4.D2" office:value-type="string">
            <text:p text:style-name="P6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us Horn</meta:initial-creator>
    <meta:editing-cycles>94</meta:editing-cycles>
    <meta:creation-date>2021-11-23T09:21:00</meta:creation-date>
    <dc:date>2022-03-29T17:19:09.045000000</dc:date>
    <meta:editing-duration>PT3H6M2S</meta:editing-duration>
    <meta:generator>LibreOffice/7.1.0.3$Windows_X86_64 LibreOffice_project/f6099ecf3d29644b5008cc8f48f42f4a40986e4c</meta:generator>
    <meta:document-statistic meta:table-count="4" meta:image-count="0" meta:object-count="0" meta:page-count="5" meta:paragraph-count="167" meta:word-count="365" meta:character-count="3037" meta:non-whitespace-character-count="2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